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y first Blog by Mick Fuzz</text:p>
      <text:h text:style-name="Heading_20_2" text:outline-level="2"><text:bookmark-start text:name="my-first-blog."/>My first blog.<text:bookmark-end text:name="my-first-blog."/></text:h>
      <text:p text:style-name="First_20_paragraph">I can remember my first blog. Or can I?</text:p>
      <text:p text:style-name="Text_20_body">No not really. I would love to say I do. But the process of expressing views and sharing information online was something that I started doing a while before blogs existed.</text:p>
      <text:p text:style-name="Text_20_body">The first website I did was a fanzine which ran out of the Herbal Tea Party music night. I put some of the articles up online with the help of volunteers as the Hulme community computing centre. I feel like I have some writing on that already somewhere. I’ll try to find it.</text:p>
      <text:p text:style-name="Text_20_body">You see, some of this is coming out of my PhD writing. Things that I wrote which seem important to me but which don’t really fit into the structure of PhD chapters. Let me see if I can find it. I’ll search my PhD repository of “Hulme Community”</text:p>
      <text:p text:style-name="Text_20_body">Here’s a bit I wrote on 2023.</text:p>
      <text:p text:style-name="Text_20_body">I’ll leave it there for now!</text:p>
      <text:p text:style-name="Text_20_body">nice one cya Mick</text:p>
      <text:p text:style-name="Horizontal_20_Line"/>
      <text:p text:style-name="First_20_paragraph">In the middle of regenerated Hulme on the corner opposite the Birley fields campus is a squat unassuming building called the church of the Ascens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arised by 2000AD and the author William Gibson. At the Hulme Community Computing Centre the hippy volunteer who facilitated my fanzine printing encouraged me to make a website of the fanzine. On later visits he gave me a print out of a website that detailed how to write HTML web pages and offered free webspace as part of the HCCC site. Pete was enthusiastic about the Unix operating system common mostly on web servers and university computers.</text:p>
      <text:p text:style-name="Text_20_body">This spirit of peer-learning combined with my desire to share the ethos of the DIY music scene fuelled many years of using the internet to promote unlicens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text:soft-page-break/>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text:reference-mark-start text:name="ZOTERO_ITEM CSL_CITATION {&quot;citationID&quot;:&quot;kuuxfith&quot;,&quot;properties&quot;:{&quot;formattedCitation&quot;:&quot;(Jordan, 2005; Carmo, 2012)&quot;,&quot;plainCitation&quot;:&quot;(Jordan, 2005; Carmo, 2012)&quot;,&quot;noteIndex&quot;:0},&quot;citationItems&quot;:[{&quot;id&quot;:8963,&quot;uris&quot;:[&quot;http://zotero.org/users/1913249/items/7JP662AH&quot;],&quot;itemData&quot;:{&quot;id&quot;:8963,&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container-title&quot;:&quot;Finisterra&quot;,&quot;DOI&quot;:&quot;10.18055/Finis2683&quot;,&quot;ISSN&quot;:&quot;2182-2905&quot;,&quot;issue&quot;:&quot;94&quot;,&quot;language&quot;:&quot;pt&quot;,&quot;license&quot;:&quot;Direitos de Autor (c) 2017 Finisterra&quot;,&quot;note&quot;:&quot;number: 94&quot;,&quot;source&quot;:&quot;revistas.rcaap.pt&quot;,&quot;title&quot;:&quot;Reclaim the Streets, the protestival and the creative transformation of the city&quot;,&quot;URL&quot;:&quot;https://revistas.rcaap.pt/finisterra/article/view/2683&quot;,&quot;volume&quot;:&quot;47&quot;,&quot;author&quot;:[{&quot;family&quot;:&quot;Carmo&quot;,&quot;given&quot;:&quot;André&quot;}],&quot;accessed&quot;:{&quot;date-parts&quot;:[[&quot;2023&quot;,9,29]]},&quot;issued&quot;:{&quot;date-parts&quot;:[[&quot;2012&quot;]]},&quot;citation-key&quot;:&quot;carmo_reclaim_2012&quot;},&quot;prefix&quot;:&quot;&quot;,&quot;suffix&quot;:&quot;&quot;},{&quot;id&quot;:8962,&quot;uris&quot;:[&quot;http://zotero.org/users/1913249/items/76MCN7G5&quot;],&quot;itemData&quot;:{&quot;id&quot;:8962,&quot;type&quot;:&quot;article-journal&quot;,&quot;language&quot;:&quot;en&quot;,&quot;source&quot;:&quot;Zotero&quot;,&quot;title&quot;:&quot;Notes Whilst Walking on “How to Break the Heart of Empire”&quot;,&quot;author&quot;:[{&quot;family&quot;:&quot;Jordan&quot;,&quot;given&quot;:&quot;John&quot;}],&quot;issued&quot;:{&quot;date-parts&quot;:[[&quot;2005&quot;]]},&quot;citation-key&quot;:&quot;jordan_notes_2005&quot;},&quot;prefix&quot;:&quot;&quot;,&quot;suffix&quot;:&quot;&quot;}],&quot;schema&quot;:&quot;https://github.com/citation-style-language/schema/raw/master/csl-citation.json&quot;} RNDgLSkkIGm3V"/>(Jordan, 2005; Carmo, 2012)<text:reference-mark-end text:name="ZOTERO_ITEM CSL_CITATION {&quot;citationID&quot;:&quot;kuuxfith&quot;,&quot;properties&quot;:{&quot;formattedCitation&quot;:&quot;(Jordan, 2005; Carmo, 2012)&quot;,&quot;plainCitation&quot;:&quot;(Jordan, 2005; Carmo, 2012)&quot;,&quot;noteIndex&quot;:0},&quot;citationItems&quot;:[{&quot;id&quot;:8963,&quot;uris&quot;:[&quot;http://zotero.org/users/1913249/items/7JP662AH&quot;],&quot;itemData&quot;:{&quot;id&quot;:8963,&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container-title&quot;:&quot;Finisterra&quot;,&quot;DOI&quot;:&quot;10.18055/Finis2683&quot;,&quot;ISSN&quot;:&quot;2182-2905&quot;,&quot;issue&quot;:&quot;94&quot;,&quot;language&quot;:&quot;pt&quot;,&quot;license&quot;:&quot;Direitos de Autor (c) 2017 Finisterra&quot;,&quot;note&quot;:&quot;number: 94&quot;,&quot;source&quot;:&quot;revistas.rcaap.pt&quot;,&quot;title&quot;:&quot;Reclaim the Streets, the protestival and the creative transformation of the city&quot;,&quot;URL&quot;:&quot;https://revistas.rcaap.pt/finisterra/article/view/2683&quot;,&quot;volume&quot;:&quot;47&quot;,&quot;author&quot;:[{&quot;family&quot;:&quot;Carmo&quot;,&quot;given&quot;:&quot;André&quot;}],&quot;accessed&quot;:{&quot;date-parts&quot;:[[&quot;2023&quot;,9,29]]},&quot;issued&quot;:{&quot;date-parts&quot;:[[&quot;2012&quot;]]},&quot;citation-key&quot;:&quot;carmo_reclaim_2012&quot;},&quot;prefix&quot;:&quot;&quot;,&quot;suffix&quot;:&quot;&quot;},{&quot;id&quot;:8962,&quot;uris&quot;:[&quot;http://zotero.org/users/1913249/items/76MCN7G5&quot;],&quot;itemData&quot;:{&quot;id&quot;:8962,&quot;type&quot;:&quot;article-journal&quot;,&quot;language&quot;:&quot;en&quot;,&quot;source&quot;:&quot;Zotero&quot;,&quot;title&quot;:&quot;Notes Whilst Walking on “How to Break the Heart of Empire”&quot;,&quot;author&quot;:[{&quot;family&quot;:&quot;Jordan&quot;,&quot;given&quot;:&quot;John&quot;}],&quot;issued&quot;:{&quot;date-parts&quot;:[[&quot;2005&quot;]]},&quot;citation-key&quot;:&quot;jordan_notes_2005&quot;},&quot;prefix&quot;:&quot;&quot;,&quot;suffix&quot;:&quot;&quot;}],&quot;schema&quot;:&quot;https://github.com/citation-style-language/schema/raw/master/csl-citation.json&quot;} RNDgLSkkIGm3V"/>.</text:p>
      <text:p text:style-name="Text_20_body">I have been inspired by the possibilities of the party and protest movement as an inspirational site of learning. My involvement with the movement led me to help develop my internet publishing skills aligning myself with a broad network of media and internet activists centred around the Indymedia project. On a personal level, my development as a media activist including but not limited to: graphic design; web page creation; computer programming; video editing; audio-visual events tech; and server maintenance was driven with motivation and support provided by people involved in that scene.</text:p>
      <text:section text:style-name="Sect1" text:name="ZOTERO_BIBL {&quot;uncited&quot;:[],&quot;omitted&quot;:[],&quot;custom&quot;:[]} CSL_BIBLIOGRAPHY RNDpGiTaYAmYG">
        <text:p text:style-name="Bibliography_20_1">Carmo, A. (2012) ‘Reclaim the Streets, the protestival and the creative transformation of the city.’ <text:span text:style-name="T1">Finisterra</text:span>, 47(94).</text:p>
        <text:p text:style-name="Bibliography_20_1">Jordan, J. (2005) ‘Notes Whilst Walking on “How to Break the Heart of Empire.”’</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My first Blog by Mick Fuzz</dc:title>
    <dc:description/>
    <dc:subject/>
    <meta:keyword/>
    <meta:initial-creator/>
    <dc:creator>Mick Chesterman</dc:creator>
    <meta:creation-date>2025-01-15T09:45:27Z</meta:creation-date>
    <dc:date>2025-01-15T09:54:33.026748211</dc:date>
    <meta:editing-duration>PT8M19S</meta:editing-duration>
    <meta:editing-cycles>1</meta:editing-cycles>
    <meta:document-statistic meta:table-count="0" meta:image-count="0" meta:object-count="0" meta:page-count="2" meta:paragraph-count="15" meta:word-count="650" meta:character-count="3807" meta:non-whitespace-character-count="3171"/>
    <meta:user-defined meta:name="ZOTERO_PREF_1">&lt;data data-version="3" zotero-version="7.0.11"&gt;&lt;session id="SP60zxbS"/&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blogs</meta:user-defined>
    <meta:user-defined meta:name="layout">post</meta:user-defined>
    <meta:user-defined meta:name="zotero" meta:value-type="string"/>
  </office:meta>
</office:document-meta>
</file>